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2023-10-12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2023-02-2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2021-10-27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2020-10-0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2019-10-22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2018-10-10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2017-10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2016-10-1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201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201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201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201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201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200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200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200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200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200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200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9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9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9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9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9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9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9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9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9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8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8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8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8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8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8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8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7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7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7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7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7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7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7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7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7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7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6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6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6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6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6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6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6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0401</text:p>
          </table:table-cell>
          <table:table-cell office:value-type="string" calcext:value-type="string">
            <text:p>New Berlin Quad</text:p>
          </table:table-cell>
          <table:table-cell office:value-type="string" calcext:value-type="string">
            <text:p>1936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